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rg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dish washer</text:p>
          </table:table-cell>
          <table:table-cell office:value-type="float" office:value="0.583" calcext:value-type="float">
            <text:p>0.583</text:p>
          </table:table-cell>
          <table:table-cell table:style-name="ce3" office:value-type="float" office:value="0.223" calcext:value-type="float">
            <text:p>0.2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05" calcext:value-type="float">
            <text:p>0.905</text:p>
          </table:table-cell>
          <table:table-cell office:value-type="float" office:value="25.049" calcext:value-type="float">
            <text:p>25.049</text:p>
          </table:table-cell>
          <table:table-cell office:value-type="float" office:value="-3.616" calcext:value-type="float">
            <text:p>-3.6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dish wash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19" calcext:value-type="float">
            <text:p>0.919</text:p>
          </table:table-cell>
          <table:table-cell office:value-type="float" office:value="21.746" calcext:value-type="float">
            <text:p>21.746</text:p>
          </table:table-cell>
          <table:table-cell office:value-type="float" office:value="-0.962" calcext:value-type="float">
            <text:p>-0.9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dish washer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9" calcext:value-type="float">
            <text:p>0.889</text:p>
          </table:table-cell>
          <table:table-cell table:style-name="ce3" office:value-type="float" office:value="18.856" calcext:value-type="float">
            <text:p>18.85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dish washer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856" calcext:value-type="float">
            <text:p>0.856</text:p>
          </table:table-cell>
          <table:table-cell office:value-type="float" office:value="22.643" calcext:value-type="float">
            <text:p>22.643</text:p>
          </table:table-cell>
          <table:table-cell office:value-type="float" office:value="-2.775" calcext:value-type="float">
            <text:p>-2.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dish washer</text:p>
          </table:table-cell>
          <table:table-cell office:value-type="float" office:value="0.339" calcext:value-type="float">
            <text:p>0.33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3" calcext:value-type="float">
            <text:p>0.103</text:p>
          </table:table-cell>
          <table:table-cell office:value-type="float" office:value="0.915" calcext:value-type="float">
            <text:p>0.915</text:p>
          </table:table-cell>
          <table:table-cell office:value-type="float" office:value="19.823" calcext:value-type="float">
            <text:p>19.823</text:p>
          </table:table-cell>
          <table:table-cell office:value-type="float" office:value="-2.23" calcext:value-type="float">
            <text:p>-2.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dish washer</text:p>
          </table:table-cell>
          <table:table-cell office:value-type="float" office:value="0.537" calcext:value-type="float">
            <text:p>0.53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902" calcext:value-type="float">
            <text:p>0.902</text:p>
          </table:table-cell>
          <table:table-cell office:value-type="float" office:value="19.591" calcext:value-type="float">
            <text:p>19.591</text:p>
          </table:table-cell>
          <table:table-cell office:value-type="float" office:value="-6.893" calcext:value-type="float">
            <text:p>-6.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dish washer</text:p>
          </table:table-cell>
          <table:table-cell office:value-type="float" office:value="0.528" calcext:value-type="float">
            <text:p>0.528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931" calcext:value-type="float">
            <text:p>0.931</text:p>
          </table:table-cell>
          <table:table-cell office:value-type="float" office:value="26.418" calcext:value-type="float">
            <text:p>26.418</text:p>
          </table:table-cell>
          <table:table-cell office:value-type="float" office:value="-7.331" calcext:value-type="float">
            <text:p>-7.3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dish washer</text:p>
          </table:table-cell>
          <table:table-cell office:value-type="float" office:value="0.406" calcext:value-type="float">
            <text:p>0.4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7" calcext:value-type="float">
            <text:p>0.157</text:p>
          </table:table-cell>
          <table:table-cell office:value-type="float" office:value="0.935" calcext:value-type="float">
            <text:p>0.935</text:p>
          </table:table-cell>
          <table:table-cell office:value-type="float" office:value="21.578" calcext:value-type="float">
            <text:p>21.578</text:p>
          </table:table-cell>
          <table:table-cell office:value-type="float" office:value="-0.356" calcext:value-type="float">
            <text:p>-0.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table:style-name="ce3" office:value-type="string" calcext:value-type="string">
            <text:p>vibshortfnet</text:p>
          </table:table-cell>
          <table:table-cell office:value-type="string" calcext:value-type="string">
            <text:p>dish washer</text:p>
          </table:table-cell>
          <table:table-cell office:value-type="float" office:value="0.556" calcext:value-type="float">
            <text:p>0.55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42" calcext:value-type="float">
            <text:p>0.142</text:p>
          </table:table-cell>
          <table:table-cell office:value-type="float" office:value="0.911" calcext:value-type="float">
            <text:p>0.911</text:p>
          </table:table-cell>
          <table:table-cell table:style-name="ce3" office:value-type="float" office:value="17.736" calcext:value-type="float">
            <text:p>17.73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fridge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2" calcext:value-type="float">
            <text:p>0.792</text:p>
          </table:table-cell>
          <table:table-cell office:value-type="float" office:value="22.646" calcext:value-type="float">
            <text:p>22.646</text:p>
          </table:table-cell>
          <table:table-cell office:value-type="float" office:value="1.557" calcext:value-type="float">
            <text:p>1.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fridge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09" calcext:value-type="float">
            <text:p>0.809</text:p>
          </table:table-cell>
          <table:table-cell office:value-type="float" office:value="23.529" calcext:value-type="float">
            <text:p>23.529</text:p>
          </table:table-cell>
          <table:table-cell office:value-type="float" office:value="1.236" calcext:value-type="float">
            <text:p>1.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fridge</text:p>
          </table:table-cell>
          <table:table-cell office:value-type="float" office:value="0.652" calcext:value-type="float">
            <text:p>0.652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7" calcext:value-type="float">
            <text:p>0.787</text:p>
          </table:table-cell>
          <table:table-cell office:value-type="float" office:value="23.867" calcext:value-type="float">
            <text:p>23.867</text:p>
          </table:table-cell>
          <table:table-cell office:value-type="float" office:value="1.279" calcext:value-type="float">
            <text:p>1.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short 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table:style-name="ce3" office:value-type="float" office:value="0.743" calcext:value-type="float">
            <text:p>0.74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table:style-name="ce3" office:value-type="float" office:value="21.593" calcext:value-type="float">
            <text:p>21.593</text:p>
          </table:table-cell>
          <table:table-cell office:value-type="float" office:value="0.913" calcext:value-type="float">
            <text:p>0.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fridge</text:p>
          </table:table-cell>
          <table:table-cell office:value-type="float" office:value="0.74" calcext:value-type="float">
            <text:p>0.74</text:p>
          </table:table-cell>
          <table:table-cell table:style-name="ce3" office:value-type="float" office:value="0.802" calcext:value-type="float">
            <text:p>0.80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45" calcext:value-type="float">
            <text:p>0.845</text:p>
          </table:table-cell>
          <table:table-cell table:style-name="ce3" office:value-type="float" office:value="18.691" calcext:value-type="float">
            <text:p>18.691</text:p>
          </table:table-cell>
          <table:table-cell office:value-type="float" office:value="1.331" calcext:value-type="float">
            <text:p>1.3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3" calcext:value-type="float">
            <text:p>0.66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59" calcext:value-type="float">
            <text:p>0.759</text:p>
          </table:table-cell>
          <table:table-cell office:value-type="float" office:value="27.069" calcext:value-type="float">
            <text:p>27.069</text:p>
          </table:table-cell>
          <table:table-cell office:value-type="float" office:value="1.534" calcext:value-type="float">
            <text:p>1.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vibfnet</text:p>
          </table:table-cell>
          <table:table-cell office:value-type="string" calcext:value-type="string">
            <text:p>fridge</text:p>
          </table:table-cell>
          <table:table-cell office:value-type="float" office:value="0.611" calcext:value-type="float">
            <text:p>0.6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841" calcext:value-type="float">
            <text:p>0.841</text:p>
          </table:table-cell>
          <table:table-cell office:value-type="float" office:value="0.787" calcext:value-type="float">
            <text:p>0.787</text:p>
          </table:table-cell>
          <table:table-cell office:value-type="float" office:value="24.965" calcext:value-type="float">
            <text:p>24.965</text:p>
          </table:table-cell>
          <table:table-cell office:value-type="float" office:value="1.634" calcext:value-type="float">
            <text:p>1.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fridge</text:p>
          </table:table-cell>
          <table:table-cell office:value-type="float" office:value="0.636" calcext:value-type="float">
            <text:p>0.636</text:p>
          </table:table-cell>
          <table:table-cell office:value-type="float" office:value="0.73" calcext:value-type="float">
            <text:p>0.7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" calcext:value-type="float">
            <text:p>0.8</text:p>
          </table:table-cell>
          <table:table-cell office:value-type="float" office:value="26.869" calcext:value-type="float">
            <text:p>26.869</text:p>
          </table:table-cell>
          <table:table-cell office:value-type="float" office:value="1.766" calcext:value-type="float">
            <text:p>1.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9" calcext:value-type="float">
            <text:p>0.789</text:p>
          </table:table-cell>
          <table:table-cell office:value-type="float" office:value="26.327" calcext:value-type="float">
            <text:p>26.327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table:style-name="ce3" office:value-type="string" calcext:value-type="string">
            <text:p>fnet</text:p>
          </table:table-cell>
          <table:table-cell office:value-type="string" calcext:value-type="string">
            <text:p>kettle</text:p>
          </table:table-cell>
          <table:table-cell office:value-type="float" office:value="0.685" calcext:value-type="float">
            <text:p>0.685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8" calcext:value-type="float">
            <text:p>0.8</text:p>
          </table:table-cell>
          <table:table-cell office:value-type="float" office:value="0.997" calcext:value-type="float">
            <text:p>0.997</text:p>
          </table:table-cell>
          <table:table-cell office:value-type="float" office:value="14.986" calcext:value-type="float">
            <text:p>14.986</text:p>
          </table:table-cell>
          <table:table-cell office:value-type="float" office:value="1.594" calcext:value-type="float">
            <text:p>1.5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kettle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7" calcext:value-type="float">
            <text:p>0.997</text:p>
          </table:table-cell>
          <table:table-cell office:value-type="float" office:value="9.293" calcext:value-type="float">
            <text:p>9.2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kettle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.178" calcext:value-type="float">
            <text:p>10.178</text:p>
          </table:table-cell>
          <table:table-cell office:value-type="float" office:value="-0.907" calcext:value-type="float">
            <text:p>-0.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kettle</text:p>
          </table:table-cell>
          <table:table-cell office:value-type="float" office:value="0.492" calcext:value-type="float">
            <text:p>0.4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" calcext:value-type="float">
            <text:p>0.867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873" calcext:value-type="float">
            <text:p>8.873</text:p>
          </table:table-cell>
          <table:table-cell office:value-type="float" office:value="-0.566" calcext:value-type="float">
            <text:p>-0.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bsaed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9" calcext:value-type="float">
            <text:p>0.769</text:p>
          </table:table-cell>
          <table:table-cell office:value-type="float" office:value="0.997" calcext:value-type="float">
            <text:p>0.997</text:p>
          </table:table-cell>
          <table:table-cell office:value-type="float" office:value="11.748" calcext:value-type="float">
            <text:p>11.748</text:p>
          </table:table-cell>
          <table:table-cell office:value-type="float" office:value="-1.232" calcext:value-type="float">
            <text:p>-1.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/>
          <table:table-cell office:value-type="float" office:value="0.602" calcext:value-type="float">
            <text:p>0.6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" calcext:value-type="float">
            <text:p>0.86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495" calcext:value-type="float">
            <text:p>8.495</text:p>
          </table:table-cell>
          <table:table-cell office:value-type="float" office:value="-0.351" calcext:value-type="float">
            <text:p>-0.3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608" calcext:value-type="float">
            <text:p>0.608</text:p>
          </table:table-cell>
          <table:table-cell office:value-type="float" office:value="0.913" calcext:value-type="float">
            <text:p>0.913</text:p>
          </table:table-cell>
          <table:table-cell office:value-type="float" office:value="0.997" calcext:value-type="float">
            <text:p>0.997</text:p>
          </table:table-cell>
          <table:table-cell office:value-type="float" office:value="20.047" calcext:value-type="float">
            <text:p>20.047</text:p>
          </table:table-cell>
          <table:table-cell office:value-type="float" office:value="1.28" calcext:value-type="float">
            <text:p>1.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/>
          <table:table-cell office:value-type="float" office:value="0.346" calcext:value-type="float">
            <text:p>0.346</text:p>
          </table:table-cell>
          <table:table-cell office:value-type="float" office:value="0.497" calcext:value-type="float">
            <text:p>0.497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6" calcext:value-type="float">
            <text:p>0.996</text:p>
          </table:table-cell>
          <table:table-cell office:value-type="float" office:value="9.777" calcext:value-type="float">
            <text:p>9.777</text:p>
          </table:table-cell>
          <table:table-cell office:value-type="float" office:value="-0.865" calcext:value-type="float">
            <text:p>-0.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microwave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6" calcext:value-type="float">
            <text:p>0.996</text:p>
          </table:table-cell>
          <table:table-cell office:value-type="float" office:value="6.436" calcext:value-type="float">
            <text:p>6.436</text:p>
          </table:table-cell>
          <table:table-cell office:value-type="float" office:value="16.09" calcext:value-type="float">
            <text:p>16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s2p</text:p>
          </table:table-cell>
          <table:table-cell office:value-type="string" calcext:value-type="string">
            <text:p>microwave</text:p>
          </table:table-cell>
          <table:table-cell office:value-type="float" office:value="0.406" calcext:value-type="float">
            <text:p>0.406</text:p>
          </table:table-cell>
          <table:table-cell table:style-name="ce3"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6" calcext:value-type="float">
            <text:p>0.996</text:p>
          </table:table-cell>
          <table:table-cell table:style-name="ce3" office:value-type="float" office:value="5.813" calcext:value-type="float">
            <text:p>5.81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microwave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995" calcext:value-type="float">
            <text:p>0.995</text:p>
          </table:table-cell>
          <table:table-cell office:value-type="float" office:value="7.626" calcext:value-type="float">
            <text:p>7.626</text:p>
          </table:table-cell>
          <table:table-cell office:value-type="float" office:value="14.736" calcext:value-type="float">
            <text:p>14.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microwave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996" calcext:value-type="float">
            <text:p>0.996</text:p>
          </table:table-cell>
          <table:table-cell office:value-type="float" office:value="6.404" calcext:value-type="float">
            <text:p>6.404</text:p>
          </table:table-cell>
          <table:table-cell office:value-type="float" office:value="19.364" calcext:value-type="float">
            <text:p>19.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microwa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microwave</text:p>
          </table:table-cell>
          <table:table-cell office:value-type="float" office:value="0.28" calcext:value-type="float">
            <text:p>0.2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3" calcext:value-type="float">
            <text:p>0.293</text:p>
          </table:table-cell>
          <table:table-cell office:value-type="float" office:value="0.995" calcext:value-type="float">
            <text:p>0.995</text:p>
          </table:table-cell>
          <table:table-cell office:value-type="float" office:value="8.77" calcext:value-type="float">
            <text:p>8.77</text:p>
          </table:table-cell>
          <table:table-cell office:value-type="float" office:value="0.505" calcext:value-type="float">
            <text:p>0.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12" office:value-type="string" calcext:value-type="string">
            <text:p>vibfnet</text:p>
          </table:table-cell>
          <table:table-cell office:value-type="string" calcext:value-type="string">
            <text:p>microw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997" calcext:value-type="float">
            <text:p>0.997</text:p>
          </table:table-cell>
          <table:table-cell office:value-type="float" office:value="9.463" calcext:value-type="float">
            <text:p>9.463</text:p>
          </table:table-cell>
          <table:table-cell office:value-type="float" office:value="5.189" calcext:value-type="float">
            <text:p>5.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/>
        </table:table-row>
        <table:table-row table:style-name="ro1">
          <table:table-cell table:style-name="ce3" office:value-type="string" calcext:value-type="string">
            <text:p>vibs2p</text:p>
          </table:table-cell>
          <table:table-cell office:value-type="string" calcext:value-type="string">
            <text:p>microwave</text:p>
          </table:table-cell>
          <table:table-cell office:value-type="float" office:value="0.508" calcext:value-type="float">
            <text:p>0.508</text:p>
          </table:table-cell>
          <table:table-cell table:style-name="ce3" office:value-type="float" office:value="0.442" calcext:value-type="float">
            <text:p>0.4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996" calcext:value-type="float">
            <text:p>0.996</text:p>
          </table:table-cell>
          <table:table-cell office:value-type="float" office:value="7.969" calcext:value-type="float">
            <text:p>7.969</text:p>
          </table:table-cell>
          <table:table-cell office:value-type="float" office:value="0.531" calcext:value-type="float">
            <text:p>0.5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microwave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" calcext:value-type="float">
            <text:p>0.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994" calcext:value-type="float">
            <text:p>0.994</text:p>
          </table:table-cell>
          <table:table-cell office:value-type="float" office:value="7.496" calcext:value-type="float">
            <text:p>7.496</text:p>
          </table:table-cell>
          <table:table-cell office:value-type="float" office:value="8.735" calcext:value-type="float">
            <text:p>8.7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elevision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4" calcext:value-type="float">
            <text:p>0.914</text:p>
          </table:table-cell>
          <table:table-cell office:value-type="float" office:value="21.19" calcext:value-type="float">
            <text:p>21.19</text:p>
          </table:table-cell>
          <table:table-cell office:value-type="float" office:value="-0.496" calcext:value-type="float">
            <text:p>-0.4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elevision</text:p>
          </table:table-cell>
          <table:table-cell office:value-type="float" office:value="0.384" calcext:value-type="float">
            <text:p>0.384</text:p>
          </table:table-cell>
          <table:table-cell table:style-name="ce3" office:value-type="float" office:value="0.472" calcext:value-type="float">
            <text:p>0.4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9" calcext:value-type="float">
            <text:p>0.919</text:p>
          </table:table-cell>
          <table:table-cell table:style-name="ce3" office:value-type="float" office:value="20.01" calcext:value-type="float">
            <text:p>20.01</text:p>
          </table:table-cell>
          <table:table-cell office:value-type="float" office:value="-0.425" calcext:value-type="float">
            <text:p>-0.4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elevision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1" calcext:value-type="float">
            <text:p>0.911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581" calcext:value-type="float">
            <text:p>-0.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elevision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3" calcext:value-type="float">
            <text:p>0.913</text:p>
          </table:table-cell>
          <table:table-cell office:value-type="float" office:value="22.083" calcext:value-type="float">
            <text:p>22.083</text:p>
          </table:table-cell>
          <table:table-cell office:value-type="float" office:value="-0.681" calcext:value-type="float">
            <text:p>-0.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washing machine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2" calcext:value-type="float">
            <text:p>0.962</text:p>
          </table:table-cell>
          <table:table-cell office:value-type="float" office:value="27.431" calcext:value-type="float">
            <text:p>27.431</text:p>
          </table:table-cell>
          <table:table-cell office:value-type="float" office:value="1.783" calcext:value-type="float">
            <text:p>1.7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washing machi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5" calcext:value-type="float">
            <text:p>0.685</text:p>
          </table:table-cell>
          <table:table-cell table:style-name="ce12" office:value-type="float" office:value="0.655" calcext:value-type="float">
            <text:p>0.655</text:p>
          </table:table-cell>
          <table:table-cell office:value-type="float" office:value="0.968" calcext:value-type="float">
            <text:p>0.968</text:p>
          </table:table-cell>
          <table:table-cell table:style-name="ce12" office:value-type="float" office:value="24.443" calcext:value-type="float">
            <text:p>24.443</text:p>
          </table:table-cell>
          <table:table-cell office:value-type="float" office:value="1.986" calcext:value-type="float">
            <text:p>1.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washing machine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941" calcext:value-type="float">
            <text:p>0.941</text:p>
          </table:table-cell>
          <table:table-cell office:value-type="float" office:value="34.405" calcext:value-type="float">
            <text:p>34.405</text:p>
          </table:table-cell>
          <table:table-cell office:value-type="float" office:value="1.448" calcext:value-type="float">
            <text:p>1.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washing machine</text:p>
          </table:table-cell>
          <table:table-cell office:value-type="float" office:value="0.795" calcext:value-type="float">
            <text:p>0.795</text:p>
          </table:table-cell>
          <table:table-cell table:style-name="ce12" office:value-type="float" office:value="0.692" calcext:value-type="float">
            <text:p>0.6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966" calcext:value-type="float">
            <text:p>0.966</text:p>
          </table:table-cell>
          <table:table-cell office:value-type="float" office:value="26.72" calcext:value-type="float">
            <text:p>26.72</text:p>
          </table:table-cell>
          <table:table-cell office:value-type="float" office:value="2.275" calcext:value-type="float">
            <text:p>2.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washing machine</text:p>
          </table:table-cell>
          <table:table-cell office:value-type="float" office:value="0.874" calcext:value-type="float">
            <text:p>0.874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638" calcext:value-type="float">
            <text:p>0.638</text:p>
          </table:table-cell>
          <table:table-cell office:value-type="float" office:value="0.97" calcext:value-type="float">
            <text:p>0.97</text:p>
          </table:table-cell>
          <table:table-cell table:style-name="ce3" office:value-type="float" office:value="14.934" calcext:value-type="float">
            <text:p>14.934</text:p>
          </table:table-cell>
          <table:table-cell office:value-type="float" office:value="0.032" calcext:value-type="float">
            <text:p>0.0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washing machine</text:p>
          </table:table-cell>
          <table:table-cell office:value-type="float" office:value="0.37" calcext:value-type="float">
            <text:p>0.3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51" calcext:value-type="float">
            <text:p>0.451</text:p>
          </table:table-cell>
          <table:table-cell office:value-type="float" office:value="0.948" calcext:value-type="float">
            <text:p>0.948</text:p>
          </table:table-cell>
          <table:table-cell office:value-type="float" office:value="34.708" calcext:value-type="float">
            <text:p>34.708</text:p>
          </table:table-cell>
          <table:table-cell office:value-type="float" office:value="1.691" calcext:value-type="float">
            <text:p>1.6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washing machine</text:p>
          </table:table-cell>
          <table:table-cell office:value-type="float" office:value="0.713" calcext:value-type="float">
            <text:p>0.713</text:p>
          </table:table-cell>
          <table:table-cell table:style-name="ce3" office:value-type="float" office:value="0.748" calcext:value-type="float">
            <text:p>0.748</text:p>
          </table:table-cell>
          <table:table-cell office:value-type="float" office:value="0.787" calcext:value-type="float">
            <text:p>0.787</text:p>
          </table:table-cell>
          <table:table-cell office:value-type="float" office:value="0.977" calcext:value-type="float">
            <text:p>0.977</text:p>
          </table:table-cell>
          <table:table-cell table:style-name="ce3" office:value-type="float" office:value="19.285" calcext:value-type="float">
            <text:p>19.285</text:p>
          </table:table-cell>
          <table:table-cell office:value-type="float" office:value="1.454" calcext:value-type="float">
            <text:p>1.4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washing machine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3" calcext:value-type="float">
            <text:p>0.693</text:p>
          </table:table-cell>
          <table:table-cell office:value-type="float" office:value="0.972" calcext:value-type="float">
            <text:p>0.972</text:p>
          </table:table-cell>
          <table:table-cell office:value-type="float" office:value="25.293" calcext:value-type="float">
            <text:p>25.293</text:p>
          </table:table-cell>
          <table:table-cell office:value-type="float" office:value="2.271" calcext:value-type="float">
            <text:p>2.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washing machine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11" calcext:value-type="float">
            <text:p>0.711</text:p>
          </table:table-cell>
          <table:table-cell office:value-type="float" office:value="0.974" calcext:value-type="float">
            <text:p>0.974</text:p>
          </table:table-cell>
          <table:table-cell office:value-type="float" office:value="23.649" calcext:value-type="float">
            <text:p>23.649</text:p>
          </table:table-cell>
          <table:table-cell office:value-type="float" office:value="1.91" calcext:value-type="float">
            <text:p>1.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973" calcext:value-type="float">
            <text:p>0.973</text:p>
          </table:table-cell>
          <table:table-cell office:value-type="float" office:value="47.836" calcext:value-type="float">
            <text:p>47.836</text:p>
          </table:table-cell>
          <table:table-cell office:value-type="float" office:value="0.462" calcext:value-type="float">
            <text:p>0.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umble dryer</text:p>
          </table:table-cell>
          <table:table-cell office:value-type="float" office:value="0.959" calcext:value-type="float">
            <text:p>0.959</text:p>
          </table:table-cell>
          <table:table-cell office:value-type="float" office:value="0.699" calcext:value-type="float">
            <text:p>0.699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48.437" calcext:value-type="float">
            <text:p>48.437</text:p>
          </table:table-cell>
          <table:table-cell office:value-type="float" office:value="0.685" calcext:value-type="float">
            <text:p>0.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umble dryer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969" calcext:value-type="float">
            <text:p>0.969</text:p>
          </table:table-cell>
          <table:table-cell office:value-type="float" office:value="54.276" calcext:value-type="float">
            <text:p>54.276</text:p>
          </table:table-cell>
          <table:table-cell office:value-type="float" office:value="0.391" calcext:value-type="float">
            <text:p>0.3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" calcext:value-type="float">
            <text:p>0.59</text:p>
          </table:table-cell>
          <table:table-cell office:value-type="float" office:value="0.961" calcext:value-type="float">
            <text:p>0.961</text:p>
          </table:table-cell>
          <table:table-cell office:value-type="float" office:value="66.686" calcext:value-type="float">
            <text:p>66.686</text:p>
          </table:table-cell>
          <table:table-cell office:value-type="float" office:value="2.436" calcext:value-type="float">
            <text:p>2.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tumble dryer</text:p>
          </table:table-cell>
          <table:table-cell office:value-type="float" office:value="0.921" calcext:value-type="float">
            <text:p>0.921</text:p>
          </table:table-cell>
          <table:table-cell table:style-name="ce3"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office:value-type="float" office:value="0.973" calcext:value-type="float">
            <text:p>0.973</text:p>
          </table:table-cell>
          <table:table-cell table:style-name="ce3" office:value-type="float" office:value="45.517" calcext:value-type="float">
            <text:p>45.517</text:p>
          </table:table-cell>
          <table:table-cell office:value-type="float" office:value="0.379" calcext:value-type="float">
            <text:p>0.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tumble dryer</text:p>
          </table:table-cell>
          <table:table-cell office:value-type="float" office:value="0.84" calcext:value-type="float">
            <text:p>0.84</text:p>
          </table:table-cell>
          <table:table-cell office:value-type="float" office:value="0.657" calcext:value-type="float">
            <text:p>0.6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957" calcext:value-type="float">
            <text:p>0.957</text:p>
          </table:table-cell>
          <table:table-cell office:value-type="float" office:value="68.928" calcext:value-type="float">
            <text:p>68.928</text:p>
          </table:table-cell>
          <table:table-cell office:value-type="float" office:value="0.116" calcext:value-type="float">
            <text:p>0.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tumble dryer</text:p>
          </table:table-cell>
          <table:table-cell office:value-type="float" office:value="0.699" calcext:value-type="float">
            <text:p>0.699</text:p>
          </table:table-cell>
          <table:table-cell table:style-name="ce3" office:value-type="float" office:value="0.752" calcext:value-type="float">
            <text:p>0.752</text:p>
          </table:table-cell>
          <table:table-cell office:value-type="float" office:value="0.814" calcext:value-type="float">
            <text:p>0.814</text:p>
          </table:table-cell>
          <table:table-cell office:value-type="float" office:value="0.977" calcext:value-type="float">
            <text:p>0.977</text:p>
          </table:table-cell>
          <table:table-cell office:value-type="float" office:value="49.346" calcext:value-type="float">
            <text:p>49.346</text:p>
          </table:table-cell>
          <table:table-cell office:value-type="float" office:value="0.538" calcext:value-type="float">
            <text:p>0.5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tumble dryer</text:p>
          </table:table-cell>
          <table:table-cell office:value-type="float" office:value="0.94" calcext:value-type="float">
            <text:p>0.94</text:p>
          </table:table-cell>
          <table:table-cell office:value-type="float" office:value="0.694" calcext:value-type="float">
            <text:p>0.694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58.516" calcext:value-type="float">
            <text:p>58.516</text:p>
          </table:table-cell>
          <table:table-cell office:value-type="float" office:value="0.252" calcext:value-type="float">
            <text:p>0.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tumble dryer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191.693" calcext:value-type="float">
            <text:p>191.693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00/00/0000</text:date>, <text:time style:data-style-name="N2" text:time-value="23:30:06.126679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23T00:51:14.091409599</dc:date>
    <meta:editing-duration>P1DT14H28M6S</meta:editing-duration>
    <meta:editing-cycles>35</meta:editing-cycles>
    <meta:generator>LibreOffice/5.1.6.2$Linux_X86_64 LibreOffice_project/10m0$Build-2</meta:generator>
    <meta:document-statistic meta:table-count="5" meta:cell-count="1784" meta:object-count="0"/>
  </office:meta>
</office:document-meta>
</file>